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style:text-underline-style="solid" style:text-underline-width="auto" style:text-underline-color="font-color"/>
    </style:style>
    <style:style style:name="P3" style:family="paragraph" style:parent-style-name="Text_20_body">
      <style:text-properties style:font-name="inherit" fo:font-weight="bold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anonymous_element_30"/><text:span text:style-name="T1">lunes 12 de marzo</text:span> </text:h>
      <text:p text:style-name="Text_20_body">Examenes orales en horario de clase.No habrá clase. Solamente debes venir a tu reunión con la profesora. Aqui adjunto  encontraras 2 textos: La casa de Bernanda Alba y Casa de Verano. Escoje uno para tu examen oral. Tambien encontraras adjunto la rúbrica que uso para evaluar tu examen oral. </text:p>
      <text:p text:style-name="Text_20_body">Intrucciones para el examen oral  </text:p>
      <text:p text:style-name="P1">Este ejercicio tiene como propósito probar su capacidad de formular una tesis y usar evidencia textual para desarrollar y para apoyar un argumento sobre una obra que no se ha explicado en clase.  </text:p>
      <text:p text:style-name="Text_20_body"> </text:p>
      <text:p text:style-name="Text_20_body"> </text:p>
      <text:p text:style-name="P2">Instrucciones </text:p>
      <text:p text:style-name="P1">Prepare un análisis  de Casa de Verano o La Casa de Bernarda Alba para el examen.  Después de leer su texto, formule una tesis y desarrolle un comentario sobre algún aspecto del texto.  La tesis debe ser clara y estar limitada a <text:span text:style-name="T2">un aspecto específico</text:span>. Debe considerar, e incluir, <text:span text:style-name="T2">elementos formales (estrategias literarias)</text:span> en su comentario.  Asimismo, deberá estar preparado(a) para contestar preguntas relacionadas con su presentación en particular y con la obra en general.</text:p>
      <text:p text:style-name="Text_20_body"> </text:p>
      <text:p text:style-name="Text_20_body"><text:span text:style-name="T4">Recomendaciones</text:span><text:span text:style-name="T3">:</text:span></text:p>
      <text:p text:style-name="Text_20_body"> •     <text:span text:style-name="T3">Buscar la mejor evidencia del texto que apoye la tesis.</text:span></text:p>
      <text:p text:style-name="Text_20_body">•     <text:span text:style-name="T3">Dar muestras de lo que ha aprendido y discutido en clase sobre cómo comentar sobre una texto literario (los elementos que componen un texto, los recursos técnicos importantes, el vocabulario que se usa para comentarlo.)</text:span></text:p>
      <text:p text:style-name="Text_20_body">•     <text:span text:style-name="T3">Preparar una presentación </text:span><text:span text:style-name="T4">BIEN ORGANIZADA DE 5-7 MINUTOS</text:span><text:span text:style-name="T3">.  </text:span></text:p>
      <text:p text:style-name="Text_20_body">•     <text:span text:style-name="T3">Escribir apuntes y vocabulario en una tarjeta (3x5) para ayudar a hacer los comentarios SIN LEERLA.  Se permite sólo una tarjeta (ambos lados).  Se sugiere que </text:span><text:span text:style-name="T4">NO ESCRIBA LA PRESENTACIÓN</text:span><text:span text:style-name="T3"> entera, sino que la trabaje oralmente en la preparación.</text:span></text:p>
      <text:p text:style-name="Text_20_body">•     <text:span text:style-name="T5">Practicar la presentación en voz alta.  Puede ir a las horas de oficina de la Asistente de español o al Spanish Lab para recibir comentarios sobre la organización, fluidez, pronunciación y corrección gramatical.</text:span></text:p>
      <text:p text:style-name="P3">Bajo ningún motivo debes leer ni memorizar tu presentación. El leer o memorizar tu presentación es un FAIL automático.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14:26.585280000</meta:creation-date>
    <dc:date>2018-03-10T09:16:24.225484000</dc:date>
    <meta:editing-duration>PT2M2S</meta:editing-duration>
    <meta:editing-cycles>1</meta:editing-cycles>
    <meta:document-statistic meta:table-count="0" meta:image-count="0" meta:object-count="0" meta:page-count="1" meta:paragraph-count="16" meta:word-count="317" meta:character-count="1986" meta:non-whitespace-character-count="1640"/>
    <meta:generator>LibreOffice/5.2.5.1$MacOSX_X86_64 LibreOffice_project/0312e1a284a7d50ca85a365c316c7abbf20a4d22</meta:generator>
  </office:meta>
</office:document-meta>
</file>